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3" style:parent-style-name="ListParagraph" style:list-style-name="LFO1" style:family="paragraph"/>
    <style:style style:name="P4" style:parent-style-name="ListParagraph" style:list-style-name="LFO1" style:family="paragraph"/>
    <style:style style:name="P5" style:parent-style-name="ListParagraph" style:list-style-name="LFO1" style:family="paragraph"/>
    <style:style style:name="P6" style:parent-style-name="ListParagraph" style:list-style-name="LFO1" style:family="paragraph"/>
    <style:style style:name="P7" style:parent-style-name="ListParagraph" style:list-style-name="LFO1" style:family="paragraph"/>
    <style:style style:name="P8" style:parent-style-name="ListParagraph" style:list-style-name="LFO1" style:family="paragraph"/>
    <style:style style:name="P9" style:parent-style-name="ListParagraph" style:list-style-name="LFO1" style:family="paragraph"/>
    <style:style style:name="P10" style:parent-style-name="ListParagraph" style:list-style-name="LFO1" style:family="paragraph"/>
    <style:style style:name="P11" style:parent-style-name="ListParagraph" style:list-style-name="LFO1" style:family="paragraph"/>
    <style:style style:name="P12" style:parent-style-name="ListParagraph" style:list-style-name="LFO1" style:family="paragraph"/>
    <style:style style:name="P13" style:parent-style-name="ListParagraph" style:list-style-name="LFO1" style:family="paragraph"/>
    <style:style style:name="P14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15" style:parent-style-name="ListParagraph" style:list-style-name="LFO2" style:family="paragraph"/>
    <style:style style:name="T16" style:parent-style-name="DefaultParagraphFont" style:family="text">
      <style:text-properties style:font-name="Wingdings" style:font-name-asian="Wingdings" style:font-name-complex="Wingdings"/>
    </style:style>
    <style:style style:name="P17" style:parent-style-name="ListParagraph" style:list-style-name="LFO2" style:family="paragraph"/>
    <style:style style:name="P18" style:parent-style-name="ListParagraph" style:list-style-name="LFO2" style:family="paragraph"/>
    <style:style style:name="P19" style:parent-style-name="ListParagraph" style:list-style-name="LFO2" style:family="paragraph"/>
    <style:style style:name="P20" style:parent-style-name="ListParagraph" style:list-style-name="LFO2" style:family="paragraph"/>
    <style:style style:name="P21" style:parent-style-name="ListParagraph" style:list-style-name="LFO2" style:family="paragraph"/>
    <style:style style:name="P22" style:parent-style-name="ListParagraph" style:list-style-name="LFO2" style:family="paragraph"/>
    <style:style style:name="P23" style:parent-style-name="ListParagraph" style:list-style-name="LFO2" style:family="paragraph"/>
    <style:style style:name="P24" style:parent-style-name="ListParagraph" style:list-style-name="LFO2" style:family="paragraph"/>
    <style:style style:name="P25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26" style:parent-style-name="ListParagraph" style:list-style-name="LFO3" style:family="paragraph"/>
    <style:style style:name="P27" style:parent-style-name="ListParagraph" style:list-style-name="LFO3" style:family="paragraph"/>
    <style:style style:name="P28" style:parent-style-name="ListParagraph" style:list-style-name="LFO3" style:family="paragraph"/>
    <style:style style:name="P29" style:parent-style-name="ListParagraph" style:list-style-name="LFO3" style:family="paragraph"/>
    <style:style style:name="P30" style:parent-style-name="ListParagraph" style:list-style-name="LFO3" style:family="paragraph"/>
    <style:style style:name="P31" style:parent-style-name="ListParagraph" style:list-style-name="LFO3" style:family="paragraph"/>
    <style:style style:name="P32" style:parent-style-name="ListParagraph" style:list-style-name="LFO3" style:family="paragraph"/>
    <style:style style:name="P33" style:parent-style-name="ListParagraph" style:list-style-name="LFO3" style:family="paragraph"/>
    <style:style style:name="P34" style:parent-style-name="ListParagraph" style:list-style-name="LFO3" style:family="paragraph"/>
    <style:style style:name="P35" style:parent-style-name="ListParagraph" style:list-style-name="LFO3" style:family="paragraph"/>
    <style:style style:name="P36" style:parent-style-name="ListParagraph" style:list-style-name="LFO3" style:family="paragraph"/>
    <style:style style:name="P37" style:parent-style-name="ListParagraph" style:list-style-name="LFO3" style:family="paragraph"/>
    <style:style style:name="P38" style:parent-style-name="ListParagraph" style:list-style-name="LFO3" style:family="paragraph"/>
    <style:style style:name="P39" style:parent-style-name="ListParagraph" style:list-style-name="LFO3" style:family="paragraph"/>
    <style:style style:name="P40" style:parent-style-name="ListParagraph" style:list-style-name="LFO3" style:family="paragraph"/>
    <style:style style:name="P41" style:parent-style-name="ListParagraph" style:list-style-name="LFO3" style:family="paragraph"/>
    <style:style style:name="P42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43" style:parent-style-name="ListParagraph" style:list-style-name="LFO4" style:family="paragraph"/>
    <style:style style:name="P44" style:parent-style-name="ListParagraph" style:list-style-name="LFO4" style:family="paragraph"/>
    <style:style style:name="P45" style:parent-style-name="ListParagraph" style:list-style-name="LFO4" style:family="paragraph"/>
    <style:style style:name="P46" style:parent-style-name="ListParagraph" style:list-style-name="LFO4" style:family="paragraph"/>
    <style:style style:name="P47" style:parent-style-name="ListParagraph" style:list-style-name="LFO4" style:family="paragraph"/>
    <style:style style:name="P48" style:parent-style-name="ListParagraph" style:list-style-name="LFO4" style:family="paragraph"/>
    <style:style style:name="P49" style:parent-style-name="ListParagraph" style:list-style-name="LFO4" style:family="paragraph"/>
    <style:style style:name="P50" style:parent-style-name="ListParagraph" style:list-style-name="LFO4" style:family="paragraph"/>
    <style:style style:name="P51" style:parent-style-name="ListParagraph" style:list-style-name="LFO4" style:family="paragraph"/>
    <style:style style:name="P52" style:parent-style-name="ListParagraph" style:list-style-name="LFO4" style:family="paragraph"/>
    <style:style style:name="P53" style:parent-style-name="ListParagraph" style:list-style-name="LFO4" style:family="paragraph"/>
    <style:style style:name="P54" style:parent-style-name="ListParagraph" style:list-style-name="LFO4" style:family="paragraph"/>
    <style:style style:name="P55" style:parent-style-name="ListParagraph" style:list-style-name="LFO4" style:family="paragraph"/>
    <style:style style:name="P56" style:parent-style-name="ListParagraph" style:list-style-name="LFO4" style:family="paragraph"/>
    <style:style style:name="P57" style:parent-style-name="ListParagraph" style:list-style-name="LFO4" style:family="paragraph"/>
    <style:style style:name="P58" style:parent-style-name="ListParagraph" style:list-style-name="LFO4" style:family="paragraph"/>
    <style:style style:name="P59" style:parent-style-name="ListParagraph" style:list-style-name="LFO4" style:family="paragraph"/>
    <style:style style:name="P60" style:parent-style-name="ListParagraph" style:list-style-name="LFO4" style:family="paragraph"/>
    <style:style style:name="T61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62" style:parent-style-name="ListParagraph" style:list-style-name="LFO5" style:family="paragraph"/>
    <style:style style:name="P63" style:parent-style-name="ListParagraph" style:list-style-name="LFO5" style:family="paragraph"/>
    <style:style style:name="P64" style:parent-style-name="ListParagraph" style:list-style-name="LFO5" style:family="paragraph"/>
    <style:style style:name="P65" style:parent-style-name="ListParagraph" style:list-style-name="LFO5" style:family="paragraph"/>
    <style:style style:name="P66" style:parent-style-name="ListParagraph" style:list-style-name="LFO5" style:family="paragraph"/>
    <style:style style:name="P67" style:parent-style-name="ListParagraph" style:list-style-name="LFO5" style:family="paragraph"/>
    <style:style style:name="P68" style:parent-style-name="ListParagraph" style:list-style-name="LFO5" style:family="paragraph"/>
    <style:style style:name="P69" style:parent-style-name="ListParagraph" style:list-style-name="LFO5" style:family="paragraph"/>
    <style:style style:name="P70" style:parent-style-name="ListParagraph" style:list-style-name="LFO5" style:family="paragraph"/>
    <style:style style:name="P71" style:parent-style-name="ListParagraph" style:list-style-name="LFO5" style:family="paragraph"/>
    <style:style style:name="P72" style:parent-style-name="ListParagraph" style:list-style-name="LFO5" style:family="paragraph"/>
    <style:style style:name="P73" style:parent-style-name="ListParagraph" style:list-style-name="LFO5" style:family="paragraph"/>
    <style:style style:name="P74" style:parent-style-name="ListParagraph" style:list-style-name="LFO5" style:family="paragraph"/>
    <style:style style:name="P75" style:parent-style-name="ListParagraph" style:list-style-name="LFO5" style:family="paragraph"/>
    <style:style style:name="P76" style:parent-style-name="ListParagraph" style:list-style-name="LFO5" style:family="paragraph"/>
    <style:style style:name="P77" style:parent-style-name="ListParagraph" style:list-style-name="LFO5" style:family="paragraph"/>
    <style:style style:name="P78" style:parent-style-name="ListParagraph" style:list-style-name="LFO5" style:family="paragraph"/>
    <style:style style:name="P79" style:parent-style-name="ListParagraph" style:list-style-name="LFO5" style:family="paragraph"/>
    <style:style style:name="P80" style:parent-style-name="ListParagraph" style:list-style-name="LFO5" style:family="paragraph"/>
    <style:style style:name="P81" style:parent-style-name="ListParagraph" style:list-style-name="LFO5" style:family="paragraph"/>
    <style:style style:name="P82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83" style:parent-style-name="ListParagraph" style:list-style-name="LFO6" style:family="paragraph"/>
    <style:style style:name="P84" style:parent-style-name="ListParagraph" style:list-style-name="LFO6" style:family="paragraph"/>
    <style:style style:name="P85" style:parent-style-name="ListParagraph" style:list-style-name="LFO6" style:family="paragraph"/>
    <style:style style:name="P86" style:parent-style-name="ListParagraph" style:list-style-name="LFO6" style:family="paragraph"/>
    <style:style style:name="P87" style:parent-style-name="ListParagraph" style:list-style-name="LFO6" style:family="paragraph"/>
    <style:style style:name="P88" style:parent-style-name="ListParagraph" style:list-style-name="LFO6" style:family="paragraph"/>
    <style:style style:name="P89" style:parent-style-name="ListParagraph" style:list-style-name="LFO6" style:family="paragraph"/>
    <style:style style:name="P90" style:parent-style-name="ListParagraph" style:list-style-name="LFO6" style:family="paragraph"/>
    <style:style style:name="P91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92" style:parent-style-name="ListParagraph" style:list-style-name="LFO7" style:family="paragraph"/>
    <style:style style:name="P93" style:parent-style-name="ListParagraph" style:list-style-name="LFO7" style:family="paragraph"/>
    <style:style style:name="P94" style:parent-style-name="ListParagraph" style:list-style-name="LFO7" style:family="paragraph"/>
    <style:style style:name="P95" style:parent-style-name="ListParagraph" style:list-style-name="LFO7" style:family="paragraph"/>
    <style:style style:name="P96" style:parent-style-name="ListParagraph" style:list-style-name="LFO7" style:family="paragraph"/>
    <style:style style:name="P97" style:parent-style-name="ListParagraph" style:list-style-name="LFO7" style:family="paragraph"/>
    <style:style style:name="P98" style:parent-style-name="ListParagraph" style:list-style-name="LFO7" style:family="paragraph"/>
    <style:style style:name="P99" style:parent-style-name="ListParagraph" style:list-style-name="LFO7" style:family="paragraph"/>
    <style:style style:name="P100" style:parent-style-name="ListParagraph" style:list-style-name="LFO7" style:family="paragraph"/>
    <style:style style:name="P101" style:parent-style-name="ListParagraph" style:list-style-name="LFO7" style:family="paragraph"/>
    <style:style style:name="P102" style:parent-style-name="ListParagraph" style:list-style-name="LFO7" style:family="paragraph"/>
    <style:style style:name="P103" style:parent-style-name="ListParagraph" style:list-style-name="LFO7" style:family="paragraph"/>
    <style:style style:name="P104" style:parent-style-name="ListParagraph" style:list-style-name="LFO7" style:family="paragraph"/>
    <style:style style:name="P105" style:parent-style-name="ListParagraph" style:list-style-name="LFO7" style:family="paragraph"/>
    <style:style style:name="P106" style:parent-style-name="ListParagraph" style:list-style-name="LFO7" style:family="paragraph"/>
    <style:style style:name="P107" style:parent-style-name="ListParagraph" style:list-style-name="LFO7" style:family="paragraph"/>
    <style:style style:name="P108" style:parent-style-name="ListParagraph" style:list-style-name="LFO7" style:family="paragraph"/>
    <style:style style:name="P109" style:parent-style-name="ListParagraph" style:list-style-name="LFO7" style:family="paragraph"/>
    <style:style style:name="P110" style:parent-style-name="ListParagraph" style:list-style-name="LFO7" style:family="paragraph"/>
    <style:style style:name="P111" style:parent-style-name="ListParagraph" style:list-style-name="LFO7" style:family="paragraph"/>
    <style:style style:name="P112" style:parent-style-name="ListParagraph" style:list-style-name="LFO7" style:family="paragraph"/>
    <style:style style:name="P113" style:parent-style-name="ListParagraph" style:list-style-name="LFO7" style:family="paragraph"/>
    <style:style style:name="P114" style:parent-style-name="ListParagraph" style:list-style-name="LFO7" style:family="paragraph"/>
    <style:style style:name="P115" style:parent-style-name="ListParagraph" style:list-style-name="LFO7" style:family="paragraph"/>
    <style:style style:name="T116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117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118" style:parent-style-name="ListParagraph" style:list-style-name="LFO8" style:family="paragraph"/>
    <style:style style:name="P119" style:parent-style-name="ListParagraph" style:list-style-name="LFO8" style:family="paragraph"/>
    <style:style style:name="P120" style:parent-style-name="ListParagraph" style:list-style-name="LFO8" style:family="paragraph"/>
    <style:style style:name="P121" style:parent-style-name="ListParagraph" style:list-style-name="LFO8" style:family="paragraph"/>
    <style:style style:name="P122" style:parent-style-name="ListParagraph" style:list-style-name="LFO8" style:family="paragraph"/>
    <style:style style:name="P123" style:parent-style-name="ListParagraph" style:list-style-name="LFO8" style:family="paragraph"/>
    <style:style style:name="P124" style:parent-style-name="ListParagraph" style:list-style-name="LFO8" style:family="paragraph"/>
    <style:style style:name="P125" style:parent-style-name="ListParagraph" style:list-style-name="LFO8" style:family="paragraph"/>
    <style:style style:name="P126" style:parent-style-name="ListParagraph" style:list-style-name="LFO8" style:family="paragraph"/>
    <style:style style:name="P127" style:parent-style-name="ListParagraph" style:list-style-name="LFO8" style:family="paragraph"/>
    <style:style style:name="P128" style:parent-style-name="ListParagraph" style:list-style-name="LFO8" style:family="paragraph"/>
    <style:style style:name="P129" style:parent-style-name="ListParagraph" style:list-style-name="LFO8" style:family="paragraph"/>
    <style:style style:name="P130" style:parent-style-name="ListParagraph" style:list-style-name="LFO8" style:family="paragraph"/>
    <style:style style:name="P131" style:parent-style-name="ListParagraph" style:list-style-name="LFO8" style:family="paragraph"/>
    <style:style style:name="P132" style:parent-style-name="ListParagraph" style:list-style-name="LFO8" style:family="paragraph"/>
    <style:style style:name="P133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134" style:parent-style-name="ListParagraph" style:list-style-name="LFO10" style:family="paragraph"/>
    <style:style style:name="P135" style:parent-style-name="ListParagraph" style:list-style-name="LFO10" style:family="paragraph"/>
    <style:style style:name="P136" style:parent-style-name="ListParagraph" style:list-style-name="LFO10" style:family="paragraph"/>
    <style:style style:name="P137" style:parent-style-name="ListParagraph" style:list-style-name="LFO10" style:family="paragraph"/>
    <style:style style:name="P138" style:parent-style-name="ListParagraph" style:list-style-name="LFO10" style:family="paragraph"/>
    <style:style style:name="P139" style:parent-style-name="ListParagraph" style:list-style-name="LFO10" style:family="paragraph"/>
    <style:style style:name="P140" style:parent-style-name="ListParagraph" style:list-style-name="LFO10" style:family="paragraph"/>
    <style:style style:name="P141" style:parent-style-name="ListParagraph" style:list-style-name="LFO10" style:family="paragraph"/>
    <style:style style:name="P142" style:parent-style-name="ListParagraph" style:list-style-name="LFO10" style:family="paragraph"/>
    <style:style style:name="P143" style:parent-style-name="ListParagraph" style:list-style-name="LFO9" style:family="paragraph"/>
    <style:style style:name="P144" style:parent-style-name="ListParagraph" style:list-style-name="LFO9" style:family="paragraph"/>
    <style:style style:name="P145" style:parent-style-name="ListParagraph" style:list-style-name="LFO9" style:family="paragraph"/>
    <style:style style:name="P146" style:parent-style-name="ListParagraph" style:list-style-name="LFO9" style:family="paragraph"/>
    <style:style style:name="P147" style:parent-style-name="ListParagraph" style:list-style-name="LFO9" style:family="paragraph"/>
    <style:style style:name="P148" style:parent-style-name="ListParagraph" style:list-style-name="LFO9" style:family="paragraph"/>
    <style:style style:name="P149" style:parent-style-name="ListParagraph" style:list-style-name="LFO9" style:family="paragraph"/>
    <style:style style:name="P150" style:parent-style-name="ListParagraph" style:list-style-name="LFO9" style:family="paragraph"/>
    <style:style style:name="P151" style:parent-style-name="ListParagraph" style:list-style-name="LFO9" style:family="paragraph"/>
    <style:style style:name="P152" style:parent-style-name="ListParagraph" style:list-style-name="LFO9" style:family="paragraph"/>
    <style:style style:name="P153" style:parent-style-name="ListParagraph" style:list-style-name="LFO9" style:family="paragraph"/>
    <style:style style:name="P154" style:parent-style-name="ListParagraph" style:list-style-name="LFO9" style:family="paragraph"/>
    <style:style style:name="P155" style:parent-style-name="ListParagraph" style:list-style-name="LFO9" style:family="paragraph"/>
    <style:style style:name="P156" style:parent-style-name="ListParagraph" style:list-style-name="LFO9" style:family="paragraph"/>
    <style:style style:name="P157" style:parent-style-name="ListParagraph" style:list-style-name="LFO9" style:family="paragraph"/>
    <style:style style:name="P158" style:parent-style-name="ListParagraph" style:list-style-name="LFO9" style:family="paragraph"/>
    <style:style style:name="P159" style:parent-style-name="ListParagraph" style:list-style-name="LFO9" style:family="paragraph"/>
    <style:style style:name="P160" style:parent-style-name="ListParagraph" style:list-style-name="LFO9" style:family="paragraph"/>
    <style:style style:name="P161" style:parent-style-name="ListParagraph" style:list-style-name="LFO9" style:family="paragraph"/>
    <style:style style:name="P162" style:parent-style-name="ListParagraph" style:list-style-name="LFO9" style:family="paragraph"/>
    <style:style style:name="P163" style:parent-style-name="ListParagraph" style:list-style-name="LFO9" style:family="paragraph"/>
    <style:style style:name="P164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165" style:parent-style-name="ListParagraph" style:list-style-name="LFO11" style:family="paragraph"/>
    <style:style style:name="P166" style:parent-style-name="ListParagraph" style:list-style-name="LFO11" style:family="paragraph"/>
    <style:style style:name="P167" style:parent-style-name="ListParagraph" style:list-style-name="LFO11" style:family="paragraph"/>
    <style:style style:name="P168" style:parent-style-name="ListParagraph" style:list-style-name="LFO11" style:family="paragraph"/>
    <style:style style:name="P169" style:parent-style-name="ListParagraph" style:list-style-name="LFO11" style:family="paragraph"/>
    <style:style style:name="P170" style:parent-style-name="ListParagraph" style:list-style-name="LFO11" style:family="paragraph"/>
    <style:style style:name="P171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172" style:parent-style-name="ListParagraph" style:list-style-name="LFO12" style:family="paragraph"/>
    <style:style style:name="P173" style:parent-style-name="ListParagraph" style:list-style-name="LFO12" style:family="paragraph"/>
    <style:style style:name="P174" style:parent-style-name="ListParagraph" style:list-style-name="LFO12" style:family="paragraph"/>
    <style:style style:name="P175" style:parent-style-name="ListParagraph" style:list-style-name="LFO12" style:family="paragraph"/>
    <style:style style:name="P176" style:parent-style-name="ListParagraph" style:list-style-name="LFO12" style:family="paragraph"/>
    <style:style style:name="P177" style:parent-style-name="ListParagraph" style:list-style-name="LFO12" style:family="paragraph"/>
    <style:style style:name="P178" style:parent-style-name="ListParagraph" style:list-style-name="LFO12" style:family="paragraph"/>
    <style:style style:name="P179" style:parent-style-name="ListParagraph" style:list-style-name="LFO12" style:family="paragraph"/>
    <style:style style:name="P180" style:parent-style-name="ListParagraph" style:list-style-name="LFO12" style:family="paragraph"/>
    <style:style style:name="T181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182" style:parent-style-name="ListParagraph" style:list-style-name="LFO13" style:family="paragraph"/>
    <style:style style:name="P183" style:parent-style-name="ListParagraph" style:list-style-name="LFO13" style:family="paragraph"/>
    <style:style style:name="P184" style:parent-style-name="ListParagraph" style:list-style-name="LFO13" style:family="paragraph"/>
    <style:style style:name="P185" style:parent-style-name="ListParagraph" style:list-style-name="LFO13" style:family="paragraph"/>
    <style:style style:name="P186" style:parent-style-name="ListParagraph" style:list-style-name="LFO13" style:family="paragraph"/>
    <style:style style:name="P187" style:parent-style-name="ListParagraph" style:list-style-name="LFO13" style:family="paragraph"/>
    <style:style style:name="P188" style:parent-style-name="ListParagraph" style:list-style-name="LFO13" style:family="paragraph"/>
    <style:style style:name="P189" style:parent-style-name="ListParagraph" style:list-style-name="LFO13" style:family="paragraph"/>
    <style:style style:name="P190" style:parent-style-name="ListParagraph" style:list-style-name="LFO13" style:family="paragraph"/>
    <style:style style:name="P191" style:parent-style-name="ListParagraph" style:list-style-name="LFO13" style:family="paragraph"/>
    <style:style style:name="P192" style:parent-style-name="ListParagraph" style:list-style-name="LFO13" style:family="paragraph"/>
    <style:style style:name="T193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194" style:parent-style-name="ListParagraph" style:list-style-name="LFO14" style:family="paragraph"/>
    <style:style style:name="P195" style:parent-style-name="ListParagraph" style:list-style-name="LFO14" style:family="paragraph"/>
    <style:style style:name="P196" style:parent-style-name="ListParagraph" style:list-style-name="LFO14" style:family="paragraph"/>
    <style:style style:name="P197" style:parent-style-name="ListParagraph" style:list-style-name="LFO14" style:family="paragraph"/>
    <style:style style:name="P198" style:parent-style-name="ListParagraph" style:list-style-name="LFO14" style:family="paragraph"/>
    <style:style style:name="P199" style:parent-style-name="ListParagraph" style:list-style-name="LFO14" style:family="paragraph"/>
    <style:style style:name="P200" style:parent-style-name="ListParagraph" style:list-style-name="LFO14" style:family="paragraph"/>
    <style:style style:name="P201" style:parent-style-name="ListParagraph" style:list-style-name="LFO14" style:family="paragraph"/>
    <style:style style:name="P202" style:parent-style-name="ListParagraph" style:list-style-name="LFO14" style:family="paragraph"/>
    <style:style style:name="P203" style:parent-style-name="ListParagraph" style:list-style-name="LFO14" style:family="paragraph"/>
    <style:style style:name="P204" style:parent-style-name="ListParagraph" style:list-style-name="LFO14" style:family="paragraph"/>
    <style:style style:name="P205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206" style:parent-style-name="ListParagraph" style:list-style-name="LFO15" style:family="paragraph"/>
    <style:style style:name="P207" style:parent-style-name="ListParagraph" style:list-style-name="LFO15" style:family="paragraph"/>
    <style:style style:name="P208" style:parent-style-name="ListParagraph" style:list-style-name="LFO15" style:family="paragraph"/>
    <style:style style:name="P209" style:parent-style-name="ListParagraph" style:list-style-name="LFO15" style:family="paragraph"/>
    <style:style style:name="P210" style:parent-style-name="ListParagraph" style:list-style-name="LFO15" style:family="paragraph"/>
    <style:style style:name="P211" style:parent-style-name="ListParagraph" style:list-style-name="LFO15" style:family="paragraph"/>
  </office:automatic-styles>
  <office:body>
    <office:text text:use-soft-page-breaks="true">
      <text:p text:style-name="P1">Filled with keywords and topics to point to correct slide for during exam.</text:p>
      <text:p text:style-name="P2">Slides 1</text:p>
      <text:list text:style-name="LFO1" text:continue-numbering="true">
        <text:list-item>
          <text:p text:style-name="P3">AI definition</text:p>
        </text:list-item>
        <text:list-item>
          <text:p text:style-name="P4">Turing<text:s/>test,<text:s/>can<text:s/>machines think, can machines behave intelligently, imitation game</text:p>
        </text:list-item>
        <text:list-item>
          <text:p text:style-name="P5">Cognitive<text:s/>Science, cognitive neuroscience,<text:s/></text:p>
        </text:list-item>
        <text:list-item>
          <text:p text:style-name="P6">Thinking rationally, laws of thought, acting rationally<text:s/></text:p>
        </text:list-item>
        <text:list-item>
          <text:p text:style-name="P7">Rational agents</text:p>
        </text:list-item>
        <text:list-item>
          <text:p text:style-name="P8">What AI is used for, AI uses,<text:s/>AI<text:s/>prehistory, philosophy, mathematics, psychology, economics, linguistics, neuroscience, control theory,<text:s/></text:p>
        </text:list-item>
        <text:list-item>
          <text:p text:style-name="P9">Examples of what is done with AI</text:p>
        </text:list-item>
        <text:list-item>
          <text:p text:style-name="P10">Agents, overview, percept sequence,<text:s/></text:p>
        </text:list-item>
        <text:list-item>
          <text:p text:style-name="P11">Rationality, rational agent, omniscient, clairvoyant</text:p>
        </text:list-item>
        <text:list-item>
          <text:p text:style-name="P12">PEAS approach, task environment, performance measure, environment, actuators, sensors</text:p>
        </text:list-item>
        <text:list-item>
          <text:p text:style-name="P13">Agent types, different agents, reflex agents,<text:s/>goal-based<text:s/>agents, reflex with state,<text:s/>utility-based<text:s/>agents, utility agents, learning agents,<text:s/></text:p>
        </text:list-item>
      </text:list>
      <text:p text:style-name="P14">Slides 2</text:p>
      <text:list text:style-name="LFO2" text:continue-numbering="true">
        <text:list-item>
          <text:p text:style-name="P15">Outline<text:s/><text:span text:style-name="T16"></text:span><text:s/>Communication, grammar for natural language, classic chat bot techniques</text:p>
        </text:list-item>
        <text:list-item>
          <text:p text:style-name="P17">Speech acts, informing,<text:s/>intention, generation, synthesis, perception, analysis, disambiguation, incorporation, insincerity, ambiguous utterance, differing understanding of current context</text:p>
        </text:list-item>
        <text:list-item>
          <text:p text:style-name="P18">Grammar for natural languages, generative capacity, nouns, adjectives, verbs, adverbs, pronouns, prepositions, conjunctions, articles</text:p>
        </text:list-item>
        <text:list-item>
          <text:p text:style-name="P19">Sentences, parse trees,<text:s/>texts, dialogs, dialogues,<text:s/>conversational agents,<text:s/></text:p>
        </text:list-item>
        <text:list-item>
          <text:p text:style-name="P20">Pattern matching</text:p>
        </text:list-item>
        <text:list-item>
          <text:p text:style-name="P21">Eliza, A.L.I.C.E</text:p>
        </text:list-item>
        <text:list-item>
          <text:p text:style-name="P22">AIML, cross-references, cross references</text:p>
        </text:list-item>
        <text:list-item>
          <text:p text:style-name="P23">Bag of words, stop words, tf-idf, tf idf,<text:s/>tf-idf vectors</text:p>
        </text:list-item>
        <text:list-item>
          <text:p text:style-name="P24">Cosine similarity</text:p>
        </text:list-item>
      </text:list>
      <text:p text:style-name="P25">Slides 3<text:s/>&amp; 4</text:p>
      <text:list text:style-name="LFO3" text:continue-numbering="true">
        <text:list-item>
          <text:p text:style-name="P26">Search problems, search algorithms,</text:p>
        </text:list-item>
        <text:list-item>
          <text:p text:style-name="P27">Single state problem formulation, initial state, successor function, goal test, path cost</text:p>
        </text:list-item>
        <text:list-item>
          <text:p text:style-name="P28">Selecting a state space,<text:s/>abstracted state spaces, state -&gt; action -&gt; goal test -&gt; path cost</text:p>
        </text:list-item>
        <text:list-item>
          <text:p text:style-name="P29">Tree search algorithms</text:p>
        </text:list-item>
        <text:list-item>
          <text:p text:style-name="P30">States, nodes</text:p>
        </text:list-item>
        <text:list-item>
          <text:p text:style-name="P31">Search strategies, completeness, time complexity, space complexity, optimality</text:p>
        </text:list-item>
        <text:list-item>
          <text:p text:style-name="P32">Maximum branching factor, maximum depth of state space</text:p>
        </text:list-item>
        <text:list-item>
          <text:p text:style-name="P33">Uniformed search strategies, breadth-first search, uniform-cost search, depth-first search, depth-limited search, iterative deepening search</text:p>
        </text:list-item>
        <text:list-item>
          <text:p text:style-name="P34">Informed search,<text:s/>A* search,<text:s/>Heuristics, greedy search,<text:s/>(45)</text:p>
        </text:list-item>
        <text:list-item>
          <text:p text:style-name="P35">Admissible heuristics,<text:s/>Dominance,<text:s/>Relaxed problems<text:s/>(65)</text:p>
        </text:list-item>
        <text:list-item>
          <text:p text:style-name="P36">Games vs. search problems (70)</text:p>
        </text:list-item>
        <text:list-item>
          <text:p text:style-name="P37">Minimax<text:s/>algorithm<text:s/>(72)</text:p>
        </text:list-item>
        <text:list-item>
          <text:p text:style-name="P38">A-b pruning (75)</text:p>
        </text:list-item>
        <text:list-item>
          <text:p text:style-name="P39">a B, a-B algorithm (81)</text:p>
        </text:list-item>
        <text:list-item>
          <text:p text:style-name="P40">Cut-off<text:s/>test, terminal test, quiescence search<text:s/>(83)</text:p>
        </text:list-item>
        <text:list-item>
          <text:p text:style-name="P41">Evaluation functions (84)</text:p>
        </text:list-item>
      </text:list>
      <text:p text:style-name="P42">Slides 5</text:p>
      <text:list text:style-name="LFO4" text:continue-numbering="true">
        <text:list-item>
          <text:p text:style-name="P43">Machine learning, data pre-processing, learners, performance measurement of learners,<text:s/>learning methods</text:p>
        </text:list-item>
        <text:list-item>
          <text:p text:style-name="P44">Why use machine learning, aspects of machine learning (5)</text:p>
        </text:list-item>
        <text:list-item>
          <text:p text:style-name="P45">Supervised learning, classification, regression,<text:s/>reinforcement (7)</text:p>
        </text:list-item>
        <text:list-item>
          <text:p text:style-name="P46">Unsupervised<text:s/>learning, clustering,<text:s/>(10)</text:p>
        </text:list-item>
        <text:list-item>
          <text:p text:style-name="P47">Sci-kit, scikit<text:s/>(11)<text:s/>Cleaning data, scaling data, normalizing data, categorical data, (14)<text:s/>One-hot encoding<text:s/>(18)</text:p>
        </text:list-item>
        <text:list-item>
          <text:p text:style-name="P48">Principal component analysis (23)</text:p>
        </text:list-item>
        <text:list-item>
          <text:p text:style-name="P49">Error rates / sizes (26)</text:p>
        </text:list-item>
        <text:list-item>
          <text:p text:style-name="P50">Precision and recall<text:s/></text:p>
        </text:list-item>
        <text:list-item>
          <text:p text:style-name="P51">Confusion<text:s/>matrices<text:s/>(28)</text:p>
        </text:list-item>
        <text:list-item>
          <text:p text:style-name="P52">Training set, test set (30)</text:p>
        </text:list-item>
        <text:list-item>
          <text:p text:style-name="P53">Holdout method, full holdout, evaluation set, training set, test set (32)</text:p>
        </text:list-item>
        <text:list-item>
          <text:p text:style-name="P54">Cross validation (33)</text:p>
        </text:list-item>
        <text:list-item>
          <text:p text:style-name="P55">Machine learning utility (35)</text:p>
        </text:list-item>
        <text:list-item>
          <text:p text:style-name="P56">Regularization (37)</text:p>
        </text:list-item>
        <text:list-item>
          <text:p text:style-name="P57">Minimum description length, mdl (38)</text:p>
        </text:list-item>
        <text:list-item>
          <text:p text:style-name="P58">Graph stuff, linear regression<text:s/>(again in 6), gradient descent<text:s/>(again in 6), multivariate linear regression, linear classifiers, hard threshold<text:s/>(39)</text:p>
        </text:list-item>
        <text:list-item>
          <text:p text:style-name="P59">Linear classification with logistic regression (45)</text:p>
        </text:list-item>
        <text:list-item>
          <text:p text:style-name="P60">Data may be cleaned transformed and/or reduced before it can be used for machine learning</text:p>
        </text:list-item>
      </text:list>
      <text:p text:style-name="Normal"><text:span text:style-name="T61">Slides 6</text:span></text:p>
      <text:list text:style-name="LFO5" text:continue-numbering="true">
        <text:list-item>
          <text:p text:style-name="P62">Biological inspiration for artificial neural networks, regression, single-layer neural networks, multi-layer, recurrent, associative, spiking</text:p>
        </text:list-item>
        <text:list-item>
          <text:p text:style-name="P63">Human brain and neural networks (4)</text:p>
        </text:list-item>
        <text:list-item>
          <text:p text:style-name="P64">Artificial neural networks<text:s/>(8)</text:p>
        </text:list-item>
        <text:list-item>
          <text:p text:style-name="P65">Linear regression, gradient descent,<text:s/>linear classifiers (10)</text:p>
        </text:list-item>
        <text:list-item>
          <text:p text:style-name="P66">Artificial neural networks (15)</text:p>
        </text:list-item>
        <text:list-item>
          <text:p text:style-name="P67">Perceptron neural networks (16)</text:p>
        </text:list-item>
        <text:list-item>
          <text:p text:style-name="P68">Multi layer, multi-layer, networks, hidden layers, (17)</text:p>
        </text:list-item>
        <text:list-item>
          <text:p text:style-name="P69">Neural<text:s/>network overall, how is information represented, localized information, distributed information, connectionism, dead neuron (19)</text:p>
        </text:list-item>
        <text:list-item>
          <text:p text:style-name="P70">Back-propagation, stochastic gradient descent, local optimum, global optimum<text:s/>(20)</text:p>
        </text:list-item>
        <text:list-item>
          <text:p text:style-name="P71">Momentum<text:s/>term, convergence<text:s/>(22)</text:p>
        </text:list-item>
        <text:list-item>
          <text:p text:style-name="P72">training algorithms for neural networks<text:s/>(23)</text:p>
        </text:list-item>
        <text:list-item>
          <text:p text:style-name="P73">MLP classifier (25)</text:p>
        </text:list-item>
        <text:list-item>
          <text:p text:style-name="P74">Recurrent neural networks<text:s/>(27)</text:p>
        </text:list-item>
        <text:list-item>
          <text:p text:style-name="P75">Back-propagation through time<text:s/>(29)</text:p>
        </text:list-item>
        <text:list-item>
          <text:p text:style-name="P76">Problems, issues, related to neural networks, back<text:s/>propagation<text:s/>(30)</text:p>
        </text:list-item>
        <text:list-item>
          <text:p text:style-name="P77">Associative neural networks<text:s/>(31)</text:p>
        </text:list-item>
        <text:list-item>
          <text:p text:style-name="P78">The Hebbian Rule<text:s/>(32)</text:p>
        </text:list-item>
        <text:list-item>
          <text:p text:style-name="P79">association-related rules<text:s/>(33)</text:p>
        </text:list-item>
        <text:list-item>
          <text:p text:style-name="P80">Spiking neural networks,<text:s/>transmission time parameter,<text:s/>a connection weight<text:s/>(34)</text:p>
        </text:list-item>
        <text:list-item>
          <text:p text:style-name="P81">STDP,<text:s/>Spike Timing Dependent Plasticity<text:s/>(37)</text:p>
        </text:list-item>
      </text:list>
      <text:p text:style-name="P82">Slides 7</text:p>
      <text:list text:style-name="LFO6" text:continue-numbering="true">
        <text:list-item>
          <text:p text:style-name="P83">Deep learning, TensorFlow,<text:s/>multilayer perceptrons, convolutional neural networks<text:s/></text:p>
        </text:list-item>
        <text:list-item>
          <text:p text:style-name="P84">What is deep learning (4)</text:p>
        </text:list-item>
        <text:list-item>
          <text:p text:style-name="P85">Transfer function (5)</text:p>
        </text:list-item>
        <text:list-item>
          <text:p text:style-name="P86">Avoiding regions of the state space with slow learning,<text:s/>non-saturating activation function,<text:s/>output variance, random weights<text:s/>(6)</text:p>
        </text:list-item>
        <text:list-item>
          <text:p text:style-name="P87">Avoiding<text:s/>overfitting<text:s/>by regularisation,<text:s/>dropout technique<text:s/>(7)</text:p>
        </text:list-item>
        <text:list-item>
          <text:p text:style-name="P88">Convolutional neural networks,<text:s/>kernels,<text:s/>connection weights,<text:s/>maps, 3D<text:s/>(8)</text:p>
        </text:list-item>
        <text:list-item>
          <text:p text:style-name="P89">Convolution layers,<text:s/>pooling layers,<text:s/>fully connected layers<text:s/>(9)</text:p>
        </text:list-item>
        <text:list-item>
          <text:p text:style-name="P90">MNIST benchmark problem, TensorFlow,<text:s/>Basic<text:s/>classification<text:s/>(14)</text:p>
        </text:list-item>
      </text:list>
      <text:p text:style-name="P91">Slides<text:s/>9</text:p>
      <text:list text:style-name="LFO7" text:continue-numbering="true">
        <text:list-item>
          <text:p text:style-name="P92">Searching without planning</text:p>
        </text:list-item>
        <text:list-item>
          <text:p text:style-name="P93">The traveling salesperson problem</text:p>
        </text:list-item>
        <text:list-item>
          <text:p text:style-name="P94">Hill-climbing (5)</text:p>
        </text:list-item>
        <text:list-item>
          <text:p text:style-name="P95">Random restart, random-restart hill climbing, state space / fitness landscape<text:s/>(6)</text:p>
        </text:list-item>
        <text:list-item>
          <text:p text:style-name="P96">Simulated annealing (7)</text:p>
        </text:list-item>
        <text:list-item>
          <text:p text:style-name="P97">Evolution (9)</text:p>
        </text:list-item>
        <text:list-item>
          <text:p text:style-name="P98">Local search and evolution<text:s/>(10)</text:p>
        </text:list-item>
        <text:list-item>
          <text:p text:style-name="P99">Evolutionary mechanisms, mutation,<text:s/>point mutations,<text:s/>synonymous mutations,<text:s/>recombination, selection, gene drift, gene flow,<text:s/>Isolation and gene<text:s/>flow, sex,<text:s/>(continues from)<text:s/>(13)</text:p>
        </text:list-item>
        <text:list-item>
          <text:p text:style-name="P100">Sequence mutations, deletion, insertion, duplication, translocation, inversion, chromosome fusion, chromosome division<text:s/>(15)</text:p>
        </text:list-item>
        <text:list-item>
          <text:p text:style-name="P101">Frame shift<text:s/>(16)</text:p>
        </text:list-item>
        <text:list-item>
          <text:p text:style-name="P102">Evolutionary Algorithms, three main ingredients<text:s/>(23)</text:p>
        </text:list-item>
        <text:list-item>
          <text:p text:style-name="P103">Tournament selection<text:s/>(25)</text:p>
        </text:list-item>
        <text:list-item>
          <text:p text:style-name="P104">Truncation Selection<text:s/>(26)</text:p>
        </text:list-item>
        <text:list-item>
          <text:p text:style-name="P105">Uniform Selection<text:s/>(27)</text:p>
        </text:list-item>
        <text:list-item>
          <text:p text:style-name="P106">Fitness proportionate selection<text:s/>(28)</text:p>
        </text:list-item>
        <text:list-item>
          <text:p text:style-name="P107">Implementation of<text:s/>fitness proportionate selection<text:s/>(29)</text:p>
        </text:list-item>
        <text:list-item>
          <text:p text:style-name="P108">Stochastic universal sampling<text:s/>(30)</text:p>
        </text:list-item>
        <text:list-item>
          <text:p text:style-name="P109">SUS-Implementation,<text:s/>Elitism,<text:s/>Theoretical guarantee<text:s/>(32)</text:p>
        </text:list-item>
        <text:list-item>
          <text:p text:style-name="P110">Mutations: Substitutions / Perturbations,<text:s/>Gaussian mutation<text:s/>(33)</text:p>
        </text:list-item>
        <text:list-item>
          <text:p text:style-name="P111">Structural Mutations</text:p>
        </text:list-item>
        <text:list-item>
          <text:p text:style-name="P112">Recombination / crossover</text:p>
        </text:list-item>
        <text:list-item>
          <text:p text:style-name="P113">Standard families of evolutionary algorithms</text:p>
        </text:list-item>
        <text:list-item>
          <text:p text:style-name="P114">genetic algorithm, genetic programming, gp settings (37)</text:p>
        </text:list-item>
        <text:list-item>
          <text:p text:style-name="P115">tree exchange recombination,<text:s/>random tree mutation,<text:s/>tree exchange mutation, problems with genetic<text:s/>programming</text:p>
        </text:list-item>
      </text:list>
      <text:p text:style-name="Normal"/>
      <text:soft-page-break/>
      <text:p text:style-name="Normal"><text:span text:style-name="T116">Slides 10</text:span><text:span text:style-name="T117"><text:line-break/></text:span></text:p>
      <text:list text:style-name="LFO8" text:continue-numbering="true">
        <text:list-item>
          <text:p text:style-name="P118">Neuroevolution,<text:s/>Parameter optimisation</text:p>
        </text:list-item>
        <text:list-item>
          <text:p text:style-name="P119">Connection weights,<text:s/>Topology,<text:s/>learning<text:s/>rules,<text:s/>parameters of a neural network<text:s/>that<text:s/>can be trained by evolution<text:s/>(4)</text:p>
        </text:list-item>
        <text:list-item>
          <text:p text:style-name="P120">Neural networks that are trained both by learning and an evolutionary algorithm (5)</text:p>
        </text:list-item>
        <text:list-item>
          <text:p text:style-name="P121">To learn or to evolve?</text:p>
        </text:list-item>
        <text:list-item>
          <text:p text:style-name="P122">Simple genetic representations of neural networks,<text:s/>Simple evolutionary operators,<text:s/>(7)</text:p>
        </text:list-item>
        <text:list-item>
          <text:p text:style-name="P123">Potential problems when evolving neural networks, issues<text:s/>(8)</text:p>
        </text:list-item>
        <text:list-item>
          <text:p text:style-name="P124">NEAT,<text:s/>Structural mutation operators,<text:s/>Complexification,<text:s/>Innovation numbers,<text:s/>Recombination and innovation numbers,<text:s/>genomes,<text:s/>Speciation selection, evaluation,<text:s/>NEAT<text:s/>extensions,<text:s/>NEATfields: global connections,<text:s/>Dehomogenization(22),<text:s/>Some mutation operators, perturb and set weights<text:s/>(10)</text:p>
        </text:list-item>
        <text:list-item>
          <text:p text:style-name="P125">Compositional Pattern Producing Networks, CPPNs,<text:s/>HyperNEAT,<text:s/>(26)</text:p>
        </text:list-item>
        <text:list-item>
          <text:p text:style-name="P126">Building neural networks that allow for sustained growth, error threshold,<text:s/>lowering mutation<text:s/>(29)</text:p>
        </text:list-item>
        <text:list-item>
          <text:p text:style-name="P127">Extending NEAT<text:s/>to<text:s/>evolve arbitrarily large networks</text:p>
        </text:list-item>
        <text:list-item>
          <text:p text:style-name="P128">The trajectory following task (without any sensors) (31)</text:p>
        </text:list-item>
        <text:list-item>
          <text:p text:style-name="P129">Contributions of the four innovative features</text:p>
        </text:list-item>
        <text:list-item>
          <text:p text:style-name="P130">Comparison to standard NEAT<text:s/>(33)</text:p>
        </text:list-item>
        <text:list-item>
          <text:p text:style-name="P131">The structure of the evolved network<text:s/>(34)</text:p>
        </text:list-item>
        <text:list-item>
          <text:p text:style-name="P132">Newer work: Open-Ended evolution and co-evolution<text:s/>(35)</text:p>
        </text:list-item>
      </text:list>
      <text:p text:style-name="P133">Slides 11<text:s/>&amp; 12</text:p>
      <text:list text:style-name="LFO10" text:continue-numbering="true">
        <text:list-item>
          <text:p text:style-name="P134">Knowledge-based<text:s/>agents</text:p>
        </text:list-item>
        <text:list-item>
          <text:p text:style-name="P135">The<text:s/>Wumpus<text:s/>world</text:p>
        </text:list-item>
        <text:list-item>
          <text:p text:style-name="P136">Logic<text:s/>in<text:s/>general—models<text:s/>and<text:s/>entailment</text:p>
        </text:list-item>
        <text:list-item>
          <text:p text:style-name="P137">Propositional (Boolean)<text:s/>logic</text:p>
        </text:list-item>
        <text:list-item>
          <text:p text:style-name="P138">Equivalence,<text:s/>validity,<text:s/>satisﬁability</text:p>
        </text:list-item>
        <text:list-item>
          <text:p text:style-name="P139">Inference<text:s/>rules<text:s/>and<text:s/>theorem<text:s/>proving<text:s/></text:p>
          <text:list text:continue-numbering="true">
            <text:list-item>
              <text:p text:style-name="P140">forward<text:s/>chaining<text:s/></text:p>
            </text:list-item>
            <text:list-item>
              <text:p text:style-name="P141">backward<text:s/>chaining</text:p>
            </text:list-item>
            <text:list-item>
              <text:p text:style-name="P142">resolution</text:p>
            </text:list-item>
          </text:list>
        </text:list-item>
      </text:list>
      <text:list text:style-name="LFO9" text:continue-numbering="true">
        <text:list-item>
          <text:p text:style-name="P143">Knowledge-based agent, knowledge based agent (5)</text:p>
        </text:list-item>
        <text:list-item>
          <text:p text:style-name="P144">Wumpus<text:s/>World<text:s/>PEAS<text:s/>description<text:s/>(6), sentences on 22</text:p>
        </text:list-item>
        <text:list-item>
          <text:p text:style-name="P145">Logic in general, logics, formal languages, syntax, semantics, language of arithmetic, entailment, models, logic models, logician models<text:s/>(15)</text:p>
        </text:list-item>
        <text:list-item>
          <text:p text:style-name="P146">Inference,<text:s/>K B, KB, soundness, completeness</text:p>
        </text:list-item>
        <text:list-item>
          <text:p text:style-name="P147">Propositional logic: Semantics<text:s/>(19)</text:p>
        </text:list-item>
        <text:list-item>
          <text:p text:style-name="P148">Truth tables for connectives (21)</text:p>
        </text:list-item>
        <text:list-item>
          <text:p text:style-name="P149">Logical equivalence, the letters thingy for the equations (23)</text:p>
        </text:list-item>
        <text:list-item>
          <text:p text:style-name="P150">Validity and satisfiability,<text:s/>check if sentence is valid, satisfiable, unsatisfiable<text:s/>(24)</text:p>
        </text:list-item>
        <text:list-item>
          <text:p text:style-name="P151">Proof methods,<text:s/>application of inference rules, model checking<text:s/>(25)</text:p>
        </text:list-item>
        <text:list-item>
          <text:p text:style-name="P152">Horn Clauses,<text:s/>KB, proposition symbol,<text:s/>arbitrary proposition, CNF, inference algorithms<text:s/>(27)</text:p>
        </text:list-item>
        <text:list-item>
          <text:p text:style-name="P153">Forward chaining, backward changing (28)</text:p>
        </text:list-item>
        <text:list-item>
          <text:p text:style-name="P154">CNF, Conjunctive normal form, resolution, resolution inference rule<text:s/>(51)</text:p>
        </text:list-item>
        <text:list-item>
          <text:p text:style-name="P155">First-order logic<text:s/>(also 60), first order logic, objects, relations, functions,<text:s/>constant symbols, predicate symbols, function symbols<text:s/>(56)<text:s/></text:p>
        </text:list-item>
        <text:list-item>
          <text:p text:style-name="P156">Atomic sentences (58)</text:p>
        </text:list-item>
        <text:list-item>
          <text:p text:style-name="P157">Complex sentences (59)</text:p>
        </text:list-item>
        <text:list-item>
          <text:p text:style-name="P158">Universal quantification, existential quantification, properties of quantifiers<text:s/>(61)</text:p>
        </text:list-item>
        <text:list-item>
          <text:p text:style-name="P159">Interacting with FOL KBs, substitution, tell, ask<text:s/>(65)</text:p>
        </text:list-item>
        <text:list-item>
          <text:p text:style-name="P160">Reduction to propositional inference (69)</text:p>
        </text:list-item>
        <text:list-item>
          <text:p text:style-name="P161">Propositionalization, semi decidable<text:s/>(70)</text:p>
        </text:list-item>
        <text:list-item>
          <text:p text:style-name="P162">Inference procedures for first order logic (72)</text:p>
        </text:list-item>
        <text:list-item>
          <text:p text:style-name="P163">Ontologies and semantic networks (74)</text:p>
        </text:list-item>
      </text:list>
      <text:p text:style-name="P164">Slides 13</text:p>
      <text:list text:style-name="LFO11" text:continue-numbering="true">
        <text:list-item>
          <text:p text:style-name="P165">Tagging, NLTK, corpus, default tagger,<text:s/>regular expression tagger, lookup tagger, performance of the lookup tagger, unigram tagger, n-gram tagger,<text:s/>combination of taggers, CLAWS tagger<text:s/>(4)</text:p>
        </text:list-item>
        <text:list-item>
          <text:p text:style-name="P166">Hidden markov model, veterbi algorithm (19)</text:p>
        </text:list-item>
        <text:list-item>
          <text:p text:style-name="P167">Contextual pattern matching (21)</text:p>
        </text:list-item>
        <text:list-item>
          <text:p text:style-name="P168">Brill tagger<text:s/>(23)</text:p>
        </text:list-item>
        <text:list-item>
          <text:p text:style-name="P169">Word sense disambiguation, multi-sense words, monosemous,<text:s/>wordNet<text:s/>(30)</text:p>
        </text:list-item>
        <text:list-item>
          <text:p text:style-name="P170">Stemming, lemmatisation (35)</text:p>
        </text:list-item>
      </text:list>
      <text:p text:style-name="P171">Slides 14</text:p>
      <text:list text:style-name="LFO12" text:continue-numbering="true">
        <text:list-item>
          <text:p text:style-name="P172">Denoting strings, formal languages (4)</text:p>
        </text:list-item>
        <text:list-item>
          <text:p text:style-name="P173">Phrase-structure grammars, derivations from a grammar, classes of languages, grammar equivalency<text:s/>(6)</text:p>
        </text:list-item>
        <text:list-item>
          <text:p text:style-name="P174">The Chomsky hierarchy<text:s/>(10)</text:p>
        </text:list-item>
        <text:list-item>
          <text:p text:style-name="P175">Parser, requirements for a parser, ambiguity, flags (12)</text:p>
        </text:list-item>
        <text:list-item>
          <text:p text:style-name="P176">A simple top-down parser, CFG’s (24)</text:p>
        </text:list-item>
        <text:list-item>
          <text:p text:style-name="P177">Bottom-up parsers (26)</text:p>
        </text:list-item>
        <text:list-item>
          <text:p text:style-name="P178">CYK algorithm, CKY algorithm</text:p>
        </text:list-item>
        <text:list-item>
          <text:p text:style-name="P179">Probabilistic CFGs,<text:s/>Probabilistic<text:s/>parsing<text:s/>(31)</text:p>
        </text:list-item>
        <text:list-item>
          <text:p text:style-name="P180">Anaphora resolution,<text:s/>Reflexivity rules<text:s/>(35)</text:p>
        </text:list-item>
      </text:list>
      <text:p text:style-name="Normal"><text:span text:style-name="T181">Slides 16</text:span></text:p>
      <text:list text:style-name="LFO13" text:continue-numbering="true">
        <text:list-item>
          <text:p text:style-name="P182">Corpus linguistics,<text:s/>The KWIC<text:s/>concordance,<text:s/>manual analysis of corpora</text:p>
        </text:list-item>
        <text:list-item>
          <text:p text:style-name="P183">document classification<text:s/>(6)</text:p>
        </text:list-item>
        <text:list-item>
          <text:p text:style-name="P184">Sequence to sequence networks<text:s/>(9)</text:p>
        </text:list-item>
        <text:list-item>
          <text:p text:style-name="P185">Word embedding<text:s/>(12)</text:p>
        </text:list-item>
        <text:list-item>
          <text:p text:style-name="P186">word2vec,<text:s/>CBOW,<text:s/>cluster related words,<text:s/>words are semantically or syntactically related<text:s/>(13)</text:p>
        </text:list-item>
        <text:list-item>
          <text:p text:style-name="P187">The gensim library<text:s/>(18)</text:p>
        </text:list-item>
        <text:list-item>
          <text:p text:style-name="P188">building blocks for sequence-to-sequence networks<text:s/>(22)</text:p>
        </text:list-item>
        <text:list-item>
          <text:p text:style-name="P189">Training RNNs with back-propagation through time<text:s/>(23)</text:p>
        </text:list-item>
        <text:list-item>
          <text:p text:style-name="P190">A LSTM cell,<text:s/>The (long-term) cell state,<text:s/>long-term cell state<text:s/>(25)</text:p>
        </text:list-item>
        <text:list-item>
          <text:p text:style-name="P191">Gates in LSTM cells,<text:s/>The forget gate,<text:s/>The input gate,<text:s/>The output gate,<text:s/>A LSTM cell with peepholes,<text:s/>A gated recurrent unit (GRU) cell<text:s/>(28)</text:p>
        </text:list-item>
        <text:list-item>
          <text:p text:style-name="P192">architecture of a sequence-to-sequence network,<text:s/>sequence-to-sequence network<text:s/>architecture<text:s/>(36)</text:p>
        </text:list-item>
      </text:list>
      <text:soft-page-break/>
      <text:p text:style-name="Normal"><text:span text:style-name="T193">Slides 18</text:span></text:p>
      <text:list text:style-name="LFO14" text:continue-numbering="true">
        <text:list-item>
          <text:p text:style-name="P194">What is reinforcement learning?</text:p>
        </text:list-item>
        <text:list-item>
          <text:p text:style-name="P195">The Markov property<text:s/>(6)</text:p>
        </text:list-item>
        <text:list-item>
          <text:p text:style-name="P196">The Q (quality) value,<text:s/>The Q value,<text:s/>Q quality value<text:s/>(8)</text:p>
        </text:list-item>
        <text:list-item>
          <text:p text:style-name="P197">The Bellman equation</text:p>
        </text:list-item>
        <text:list-item>
          <text:p text:style-name="P198">Stochastic POMDPs<text:s/>(10)</text:p>
        </text:list-item>
        <text:list-item>
          <text:p text:style-name="P199">The temporal difference principle</text:p>
        </text:list-item>
        <text:list-item>
          <text:p text:style-name="P200">Q-learning<text:s/>(12)</text:p>
        </text:list-item>
        <text:list-item>
          <text:p text:style-name="P201">Learning rate decay,<text:s/>Exploration versus exploitation,<text:s/>Exploration strategies<text:s/>(13)</text:p>
        </text:list-item>
        <text:list-item>
          <text:p text:style-name="P202">Limitations of classical reinforcement learning algorithms</text:p>
        </text:list-item>
        <text:list-item>
          <text:p text:style-name="P203">Benchmarking reinforcement learning algorithms<text:s/>(17)</text:p>
        </text:list-item>
        <text:list-item>
          <text:p text:style-name="P204">OpenAI API</text:p>
        </text:list-item>
      </text:list>
      <text:p text:style-name="P205">Slides 21</text:p>
      <text:list text:style-name="LFO15" text:continue-numbering="true">
        <text:list-item>
          <text:p text:style-name="P206">Ethics</text:p>
        </text:list-item>
        <text:list-item>
          <text:p text:style-name="P207">Consequentialism (4)</text:p>
        </text:list-item>
        <text:list-item>
          <text:p text:style-name="P208">Criticisms of utilitarianism<text:s/>(5)</text:p>
        </text:list-item>
        <text:list-item>
          <text:p text:style-name="P209">Deontological ethics<text:s/>(6)</text:p>
        </text:list-item>
        <text:list-item>
          <text:p text:style-name="P210">Ethics of care<text:s/>(8)</text:p>
        </text:list-item>
        <text:list-item>
          <text:p text:style-name="P211">Criticisms of EoC<text:s/>(9)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lliot</meta:initial-creator>
    <dc:creator>elliot</dc:creator>
    <meta:creation-date>2020-05-23T13:46:00Z</meta:creation-date>
    <dc:date>2020-05-24T19:35:00Z</dc:date>
    <meta:template xlink:href="Normal" xlink:type="simple"/>
    <meta:editing-cycles>631</meta:editing-cycles>
    <meta:editing-duration>PT102840S</meta:editing-duration>
    <meta:document-statistic meta:page-count="6" meta:paragraph-count="21" meta:word-count="1603" meta:character-count="10723" meta:row-count="76" meta:non-whitespace-character-count="9141"/>
  </office:meta>
</office:document-meta>
</file>